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F000000E4BAF294755FF98278.tif" manifest:media-type="image/tiff"/>
  <manifest:file-entry manifest:full-path="Pictures/100000080000006E00000054AB6CF7819328D930.gif" manifest:media-type="image/gif"/>
  <manifest:file-entry manifest:full-path="Pictures/200000020000018D00000121F85E95738BE78197.eps" manifest:media-type="image/x-eps"/>
  <manifest:file-entry manifest:full-path="Pictures/10000201000000C60000011D86AC55D8D3A85D6A.png" manifest:media-type="image/png"/>
  <manifest:file-entry manifest:full-path="Pictures/1000020000000296000001E20D17D927555ABE82.png" manifest:media-type="image/png"/>
  <manifest:file-entry manifest:full-path="Pictures/1001AC2A00001066000017958FB7E29D97DDE014.wmf" manifest:media-type="image/x-wmf"/>
  <manifest:file-entry manifest:full-path="Pictures/1000A3CB00001F1C00001F1CB952591845F0BF4C.svg" manifest:media-type="image/svg+xml"/>
  <manifest:file-entry manifest:full-path="Pictures/100002010000017800000178EBA3C1AF652D8072.png" manifest:media-type="image/png"/>
  <manifest:file-entry manifest:full-path="Pictures/100000000000012C0000012C50E289A90C956525.tif" manifest:media-type="image/tiff"/>
  <manifest:file-entry manifest:full-path="Pictures/100000000000020000000180B6E04E89F6D7AE5D.bmp" manifest:media-type="image/bmp"/>
  <manifest:file-entry manifest:full-path="Pictures/100000000000025800000258D3A174D31280888F.jpg" manifest:media-type="image/jpeg"/>
  <manifest:file-entry manifest:full-path="Pictures/100144B0000012DD000015659AE646C5684805F4.emf" manifest:media-type="image/x-emf"/>
  <manifest:file-entry manifest:full-path="Pictures/10000201000000E40000010324DF227DA8A828E8.png" manifest:media-type="image/png"/>
  <manifest:file-entry manifest:full-path="Pictures/10000000000001A0000001124480D4B108D6616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S PGothic" svg:font-family="'MS P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327cm" svg:height="1.777cm" svg:x="13.03cm" svg:y="7.121cm">
          <draw:image xlink:href="Pictures/100000080000006E00000054AB6CF7819328D930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4.004cm" svg:height="10.194cm" svg:x="7.192cm" svg:y="2.913cm">
          <draw:image xlink:href="Pictures/200000020000018D00000121F85E95738BE78197.eps" xlink:type="simple" xlink:show="embed" xlink:actuate="onLoad" draw:mime-type="image/x-svm">
            <text:p/>
          </draw:image>
          <draw:image xlink:href="Pictures/1000020000000296000001E20D17D927555ABE82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7.963cm" svg:height="7.963cm" svg:x="10.212cm" svg:y="4.028cm">
          <draw:image xlink:href="Pictures/1000A3CB00001F1C00001F1CB952591845F0BF4C.svg" xlink:type="simple" xlink:show="embed" xlink:actuate="onLoad" draw:mime-type="image/svg+xml">
            <text:p/>
          </draw:image>
          <draw:image xlink:href="Pictures/100002010000017800000178EBA3C1AF652D8072.png" xlink:type="simple" xlink:show="embed" xlink:actuate="onLoad" draw:mime-type="image/png"/>
          <svg:title>Layer 1</svg:titl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4.206cm" svg:height="6.032cm" svg:x="12.091cm" svg:y="4.994cm">
          <draw:image xlink:href="Pictures/100000000000009F000000E4BAF294755FF98278.tif" xlink:type="simple" xlink:show="embed" xlink:actuate="onLoad" draw:mime-type="image/tiff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4.197cm" svg:height="6.036cm" svg:x="12.095cm" svg:y="4.992cm">
          <draw:image xlink:href="Pictures/1001AC2A00001066000017958FB7E29D97DDE014.wmf" xlink:type="simple" xlink:show="embed" xlink:actuate="onLoad" draw:mime-type="image/x-wmf">
            <text:p/>
          </draw:image>
          <draw:image xlink:href="Pictures/10000201000000C60000011D86AC55D8D3A85D6A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7.055cm" svg:height="7.055cm" svg:x="10.666cm" svg:y="4.482cm">
          <draw:image xlink:href="Pictures/100000000000012C0000012C50E289A90C956525.tif" xlink:type="simple" xlink:show="embed" xlink:actuate="onLoad" draw:mime-type="image/tiff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12.699cm" svg:height="12.699cm" svg:x="7.844cm" svg:y="1.66cm">
          <draw:image xlink:href="Pictures/100000000000025800000258D3A174D31280888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4.828cm" svg:height="5.476cm" svg:x="11.78cm" svg:y="5.272cm">
          <draw:image xlink:href="Pictures/100144B0000012DD000015659AE646C5684805F4.emf" xlink:type="simple" xlink:show="embed" xlink:actuate="onLoad" draw:mime-type="image/x-emf">
            <text:p/>
          </draw:image>
          <draw:image xlink:href="Pictures/10000201000000E40000010324DF227DA8A828E8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18.065cm" svg:height="13.549cm" svg:x="5.161cm" svg:y="1.235cm">
          <draw:image xlink:href="Pictures/100000000000020000000180B6E04E89F6D7AE5D.bmp" xlink:type="simple" xlink:show="embed" xlink:actuate="onLoad" draw:mime-type="image/bmp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8.804cm" svg:height="5.799cm" svg:x="9.792cm" svg:y="5.11cm">
          <draw:image xlink:href="Pictures/10000000000001A0000001124480D4B108D661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S PGothic" svg:font-family="'MS P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ja" style:country-asian="JP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office:version="1.3">
  <office:meta>
    <meta:initial-creator>Regina Henschel</meta:initial-creator>
    <meta:creation-date>2020-05-31T00:49:54.636000000</meta:creation-date>
    <dc:date>2020-05-31T00:55:34.276000000</dc:date>
    <dc:creator>Regina Henschel</dc:creator>
    <meta:editing-duration>PT5M57S</meta:editing-duration>
    <meta:editing-cycles>1</meta:editing-cycles>
    <meta:generator>LO70beta1/7.0.0.0.beta1$Windows_X86_64 LibreOffice_project/f92220b73d971e9d760c545efd60179ad1b6902a</meta:generator>
    <meta:document-statistic meta:object-count="51"/>
  </office:meta>
</office:document-meta>
</file>